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_3a_first">
      <style:text-properties officeooo:rsid="00684fd4" officeooo:paragraph-rsid="00684fd4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8dfa8e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b478ac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7cb7c4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605a50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b31bbd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officeooo:rsid="00885854" officeooo:paragraph-rsid="00af66d4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fo:font-weight="bold" officeooo:rsid="00b13e68" officeooo:paragraph-rsid="00b13e68" style:font-weight-asian="bold" style:font-weight-complex="bold"/>
    </style:style>
    <style:style style:name="P13" style:family="paragraph" style:parent-style-name="SBC_3a_author_28_s_29_">
      <style:text-properties officeooo:rsid="0034811c" officeooo:paragraph-rsid="0086aa96"/>
    </style:style>
    <style:style style:name="P14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15" style:family="paragraph" style:parent-style-name="SBC_3a_title_3a_1">
      <style:text-properties officeooo:rsid="000402be" officeooo:paragraph-rsid="000402be"/>
    </style:style>
    <style:style style:name="P16" style:family="paragraph" style:parent-style-name="SBC_3a_title_3a_1">
      <style:text-properties officeooo:rsid="004a40eb" officeooo:paragraph-rsid="004a40eb"/>
    </style:style>
    <style:style style:name="P17" style:family="paragraph" style:parent-style-name="SBC_3a_title_3a_1">
      <style:text-properties officeooo:rsid="003c268f" officeooo:paragraph-rsid="003c268f"/>
    </style:style>
    <style:style style:name="P18" style:family="paragraph" style:parent-style-name="SBC_3a_title_3a_1">
      <style:text-properties officeooo:rsid="0009c5c4" officeooo:paragraph-rsid="0009c5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29dc"/>
    </style:style>
    <style:style style:name="T3" style:family="text">
      <style:text-properties officeooo:rsid="003c268f"/>
    </style:style>
    <style:style style:name="T4" style:family="text">
      <style:text-properties officeooo:rsid="005a1c6c"/>
    </style:style>
    <style:style style:name="T5" style:family="text">
      <style:text-properties officeooo:rsid="0086aa96"/>
    </style:style>
    <style:style style:name="T6" style:family="text">
      <style:text-properties officeooo:rsid="0005f406"/>
    </style:style>
    <style:style style:name="T7" style:family="text">
      <style:text-properties officeooo:rsid="0084a3a2"/>
    </style:style>
    <style:style style:name="T8" style:family="text">
      <style:text-properties officeooo:rsid="00935360"/>
    </style:style>
    <style:style style:name="T9" style:family="text">
      <style:text-properties officeooo:rsid="0094e63b"/>
    </style:style>
    <style:style style:name="T10" style:family="text">
      <style:text-properties style:language-asian="pt" style:country-asian="BR"/>
    </style:style>
    <style:style style:name="T11" style:family="text">
      <style:text-properties officeooo:rsid="0094e63b" style:language-asian="pt" style:country-asian="BR"/>
    </style:style>
    <style:style style:name="T12" style:family="text">
      <style:text-properties officeooo:rsid="00af66d4" style:language-asian="pt" style:country-asian="BR"/>
    </style:style>
    <style:style style:name="T13" style:family="text">
      <style:text-properties officeooo:rsid="00b39c61" style:language-asian="pt" style:country-asian="BR"/>
    </style:style>
    <style:style style:name="T14" style:family="text">
      <style:text-properties officeooo:rsid="00b478ac" style:language-asian="pt" style:country-asian="BR"/>
    </style:style>
    <style:style style:name="T15" style:family="text">
      <style:text-properties officeooo:rsid="009ae28d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200b3"/>
    </style:style>
    <style:style style:name="T23" style:family="text">
      <style:text-properties officeooo:rsid="00b478ac"/>
    </style:style>
    <style:style style:name="T24" style:family="text">
      <style:text-properties fo:font-weight="normal" officeooo:rsid="00b39c6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nálise Comparativa de Algoritmos de <text:span text:style-name="T17">Aprendizagem de Máquina </text:span>para Predição de Encaminhamentos de Processos Administrativos em Órgãos Públicos.</text:p>
      <text:p text:style-name="P13"><text:span text:style-name="T5">Deivid Francisco Gonzaga</text:span>, Anita Maria <text:span text:style-name="T5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2">Em desenvolvimento</text:span>.</text:p>
      <text:h text:style-name="P15" text:outline-level="1">Introdução</text:h>
      <text:p text:style-name="P3"><text:span text:style-name="T6">E</text:span>ste trabalho tem como objetivo realizar uma análise comparativa <text:span text:style-name="T17">de desempenho, eficácia e acurácia</text:span> em alguns algor<text:span text:style-name="T7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7">escolhido no sistema citado a seguir.</text:span></text:p>
      <text:p text:style-name="P4"><text:tab/>O sistema em questão est<text:span text:style-name="T20">á</text:span> <text:span text:style-name="T8">implantado há seis anos</text:span> no órgão do estudo e consiste em um cadastro de processos administrativos físicos e digitais, que automatiza <text:span text:style-name="T9">e organiza</text:span> as rotinas de trabalho do servidor público, auxiliando na eficiência da máquina pública.</text:p>
      <text:p text:style-name="P10"><text:span text:style-name="T10"><text:tab/></text:span><text:span text:style-name="T12">C</text:span><text:span text:style-name="T10">ontratação de funcionário</text:span><text:span text:style-name="T12">s</text:span><text:span text:style-name="T10">, solicitação de férias, pedido de ressarcimento </text:span><text:span text:style-name="T11">de viagem, pedido de aluguel de imóvel </text:span><text:span text:style-name="T12">entre outros são exemplos de p</text:span><text:span text:style-name="T10">rocessos administrativos, </text:span><text:span text:style-name="T12">podendo </text:span><text:span text:style-name="T13">estes </text:span><text:span text:style-name="T12">ser</text:span><text:span text:style-name="T13">em </text:span><text:span text:style-name="T14">do tipo</text:span> digita<text:span text:style-name="T23">l</text:span>, <text:span text:style-name="T23">que são</text:span> totalmente eletrônicos <text:span text:style-name="T21">ou</text:span> físicos que <text:span text:style-name="T23">são encaminhados em </text:span>papel e eletrônico juntos.</text:p>
      <text:p text:style-name="P5"><text:tab/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P12"><text:tab/><text:span text:style-name="T24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span></text:p>
      <text:p text:style-name="P11"><text:tab/><text:span text:style-name="T22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span></text:p>
      <text:p text:style-name="P6"><text:tab/><text:span text:style-name="T4">Com isso em mente, o que este artigo propõe, é o uso de algoritmos de aprendizagem de máquina do tipo árvore de decisão e aprendizagem supervisionada com a ferramenta Waikato Environment for Knowledge Analysis (WEKA).</text:span></text:p>
      <text:p text:style-name="P8"><text:tab/><text:span text:style-name="T15">A escolha pela ferramenta WEKA se dá, pois o sistema deste estudo está escrito </text:span><text:soft-page-break/><text:span text:style-name="T15">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span></text:p>
      <text:p text:style-name="P7"><text:tab/><text:span text:style-name="T16">Quanto a escolha por árvores de decisão se dá pelo fato de conter algoritmos de fácil compreensão e ótimo para resolver problemas de classificação. Eles também podem ser aplicados a qualquer tipo de dado, que é o panorama deste estudo. E são de aprendizagem supervisionada pois tenho os dados históricos de encaminhamentos realizados.</text:span></text:p>
      <text:h text:style-name="P16" text:outline-level="1">Métodos</text:h>
      <text:p text:style-name="P2">Em desenvolvimento.</text:p>
      <text:h text:style-name="P17" text:outline-level="1">Implementação</text:h>
      <text:p text:style-name="P9"><text:span text:style-name="T3">Em desenvolvimento</text:span>.</text:p>
      <text:h text:style-name="SBC_3a_title_3a_2" text:outline-level="2">Subsections</text:h>
      <text:h text:style-name="P18" text:outline-level="1">Conclusões</text:h>
      <text:p text:style-name="P9"><text:span text:style-name="T3">Em desenvolvimento</text:span>. </text:p>
      <text:h text:style-name="P18" text:outline-level="1">Referências</text:h>
      <text:p text:style-name="P9"><text:span text:style-name="T3">Em desenvolvimento</text:span>.</text:p>
      <text:p text:style-name="SBC_3a_references">References</text:p>
      <text:p text:style-name="SBC_3a_reference"><text:span text:style-name="T3">Em desenvolviment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0-08-03T10:11:27.48</meta:creation-date>
    <dc:language>pt-BR</dc:language>
    <meta:editing-cycles>124</meta:editing-cycles>
    <meta:editing-duration>P2DT7H34M57S</meta:editing-duration>
    <dc:date>2019-01-12T18:23:58.697709449</dc:date>
    <meta:document-statistic meta:table-count="0" meta:image-count="0" meta:object-count="0" meta:page-count="2" meta:paragraph-count="27" meta:word-count="518" meta:character-count="3410" meta:non-whitespace-character-count="2911"/>
    <meta:user-defined meta:name="Info 1"/>
    <meta:user-defined meta:name="Info 2"/>
    <meta:user-defined meta:name="Info 3"/>
    <meta:user-defined meta:name="Info 4"/>
  </office:meta>
</office:document-meta>
</file>